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B000050F600001381192B28A8.svm"/>
  <manifest:file-entry manifest:media-type="" manifest:full-path="Pictures/2000059F000015B0000013ED2675A8FD.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101cm" style:shadow="none"/>
    </style:style>
    <style:style style:name="P4" style:family="paragraph" style:parent-style-name="Standard">
      <style:paragraph-properties fo:margin-top="0cm" fo:margin-bottom="0.101cm" fo:text-align="center" style:justify-single-word="false" style:shadow="none"/>
    </style:style>
    <style:style style:name="P5" style:family="paragraph" style:parent-style-name="Standard" style:list-style-name="L1">
      <style:paragraph-properties fo:margin-top="0cm" fo:margin-bottom="0.101cm" style:shadow="none"/>
    </style:style>
    <style:style style:name="P6" style:family="paragraph" style:parent-style-name="Standard" style:list-style-name="L2">
      <style:paragraph-properties fo:margin-top="0cm" fo:margin-bottom="0.101cm" style:shadow="none"/>
    </style:style>
    <style:style style:name="P7" style:family="paragraph" style:parent-style-name="Standard" style:list-style-name="L2">
      <style:paragraph-properties fo:margin-top="0cm" fo:margin-bottom="0.101cm" fo:text-align="start" style:justify-single-word="false" style:shadow="none"/>
    </style:style>
    <style:style style:name="P8" style:family="paragraph" style:parent-style-name="Standard" style:list-style-name="L2">
      <style:paragraph-properties fo:margin-top="0cm" fo:margin-bottom="0.101cm"/>
    </style:style>
    <style:style style:name="P9" style:family="paragraph" style:parent-style-name="Heading_20_1">
      <style:paragraph-properties fo:text-align="center" style:justify-single-word="false"/>
    </style:style>
    <style:style style:name="P10" style:family="paragraph" style:parent-style-name="Heading_20_3">
      <style:text-properties fo:font-style="normal" style:font-style-asian="normal" style:font-style-complex="normal"/>
    </style:style>
    <style:style style:name="P11" style:family="paragraph" style:parent-style-name="Heading_20_3">
      <style:paragraph-properties fo:margin-top="0cm" fo:margin-bottom="0.101cm" style:shadow="none"/>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199cm" style:run-through="foreground" style:wrap="left" style:number-wrapped-paragraphs="no-limit" style:wrap-contour="false" style:vertical-pos="from-top" style:vertical-rel="paragraph" style:horizontal-pos="center" style:horizontal-rel="paragraph" draw:wrap-influence-on-position="once-concurrent" style:flow-with-text="false"/>
    </style:style>
    <style:style style:name="gr2"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Einführung Trigonometrie (Teil 3)</text:h>
      <text:p text:style-name="P1">Das Bogenmaß</text:p>
      <text:h text:style-name="Heading_20_3" text:outline-level="3"><draw:frame text:anchor-type="paragraph" draw:z-index="2" draw:style-name="gr2" draw:text-style-name="P12" svg:width="5.552cm" svg:height="5.1cm" svg:x="11.555cm" svg:y="0.106cm"><draw:image xlink:href="Pictures/2000059F000015B0000013ED2675A8FD.svm" xlink:type="simple" xlink:show="embed" xlink:actuate="onLoad"><text:p/></draw:image></draw:frame>Was ist das Bogenmaß?</text:h>
      <text:p text:style-name="Text_20_body">Das Bogenmaß ist eine alternative Größe zur Winkelmessung. Hiermit lassen sich Winkel ebenso exakt beschreiben, wie mit Gradangaben. Anstatt der Winkelgröße im Gradmaß verwenden wir beim Bogenmaß die Maßzahl der Länge des entsprechenden Kreisbogens <text:span text:style-name="T2">b </text:span>auf dem Einheitskreis. </text:p>
      <text:p text:style-name="Text_20_body">Bekanntlich hat ein Kreises mit dem Radius <text:span text:style-name="T2">r </text:span><text:span text:style-name="T3">den Umfang </text:span><text:span text:style-name="T3"><draw:frame draw:style-name="fr1" draw:name="Objekt2" text:anchor-type="as-char" svg:width="1.94cm" svg:height="0.552cm" draw:z-index="3"><draw:object xlink:href="./Object 2" xlink:type="simple" xlink:show="embed" xlink:actuate="onLoad"/><draw:image xlink:href="./ObjectReplacements/Object 2" xlink:type="simple" xlink:show="embed" xlink:actuate="onLoad"/></draw:frame></text:span><text:span text:style-name="T3">. Damit vereinfacht sich beim </text:span><text:span text:style-name="T1">Einheitskreis</text:span><text:span text:style-name="T3"> sich die Länge der Kreislinie auf </text:span><text:span text:style-name="T3"><draw:frame draw:style-name="fr1" draw:name="Objekt7" text:anchor-type="as-char" svg:width="4.941cm" svg:height="0.572cm" draw:z-index="7"><draw:object xlink:href="./Object 7" xlink:type="simple" xlink:show="embed" xlink:actuate="onLoad"/><draw:image xlink:href="./ObjectReplacements/Object 7" xlink:type="simple" xlink:show="embed" xlink:actuate="onLoad"/></draw:frame></text:span><text:span text:style-name="T3">. </text:span></text:p>
      <text:h text:style-name="P10" text:outline-level="3">Umrechnung Winkelmaß-Bogenmaß</text:h>
      <text:p text:style-name="Text_20_body"><text:span text:style-name="T3">Ein Winkel </text:span><text:span text:style-name="T3"><draw:frame draw:style-name="fr1" draw:name="Objekt11" text:anchor-type="as-char" svg:width="0.503cm" svg:height="0.55cm" draw:z-index="10"><draw:object xlink:href="./Object 11" xlink:type="simple" xlink:show="embed" xlink:actuate="onLoad"/><draw:image xlink:href="./ObjectReplacements/Object 11" xlink:type="simple" xlink:show="embed" xlink:actuate="onLoad"/></draw:frame></text:span><text:span text:style-name="T3"> bildet stets den gleichen Anteil am Vollkreis (360°) wie die zugehörige Bogenlänge b an </text:span><text:span text:style-name="T3"><draw:frame draw:style-name="fr1" draw:name="Objekt12" text:anchor-type="as-char" svg:width="0.893cm" svg:height="0.55cm" draw:z-index="11"><draw:object xlink:href="./Object 12" xlink:type="simple" xlink:show="embed" xlink:actuate="onLoad"/><draw:image xlink:href="./ObjectReplacements/Object 12" xlink:type="simple" xlink:show="embed" xlink:actuate="onLoad"/></draw:frame></text:span><text:span text:style-name="T3">. </text:span></text:p>
      <text:p text:style-name="P1"><text:span text:style-name="T3">Kurz: </text:span><text:span text:style-name="T3"><draw:frame draw:style-name="fr1" draw:name="Objekt13" text:anchor-type="as-char" svg:width="2.607cm" svg:height="1.177cm" draw:z-index="12"><draw:object xlink:href="./Object 13" xlink:type="simple" xlink:show="embed" xlink:actuate="onLoad"/><draw:image xlink:href="./ObjectReplacements/Object 13" xlink:type="simple" xlink:show="embed" xlink:actuate="onLoad"/></draw:frame></text:span></text:p>
      <text:p text:style-name="Standard">Aus dieser Verhältnisgleichung folgen sofort Formeln für die Umrechnung vom Winkelmaß ins Bogenmaß (bzw. umgekehrt):</text:p>
      <text:p text:style-name="P2"><draw:frame draw:style-name="fr1" draw:name="Objekt14" text:anchor-type="as-char" svg:width="8.036cm" svg:height="1.231cm" draw:z-index="13"><draw:object xlink:href="./Object 14" xlink:type="simple" xlink:show="embed" xlink:actuate="onLoad"/><draw:image xlink:href="./ObjectReplacements/Object 14" xlink:type="simple" xlink:show="embed" xlink:actuate="onLoad"/></draw:frame></text:p>
      <text:h text:style-name="Heading_20_3" text:outline-level="3">Wofür braucht man das Bogenmaß?</text:h>
      <text:p text:style-name="Standard">Wir wissen, dass beispielsweise Sinus jedem Winkel <draw:frame draw:style-name="fr1" draw:name="Objekt6" text:anchor-type="as-char" svg:width="0.503cm" svg:height="0.55cm" draw:z-index="1"><draw:object xlink:href="./Object 6" xlink:type="simple" xlink:show="embed" xlink:actuate="onLoad"/><draw:image xlink:href="./ObjectReplacements/Object 6" xlink:type="simple" xlink:show="embed" xlink:actuate="onLoad"/></draw:frame> genau einen Wert zwischen -1 und 1 zuordnet. Wenn wir die Sinuswerte über den entsprechenden Winkeln auftragen, erhalten wir das folgende Schaubild:</text:p>
      <text:p text:style-name="Standard"><draw:frame text:anchor-type="paragraph" draw:z-index="0" draw:style-name="gr1" draw:text-style-name="P12" svg:width="16.998cm" svg:height="4.301cm" svg:x="0cm" svg:y="0.28cm"><draw:image xlink:href="Pictures/2000010B000050F600001381192B28A8.svm" xlink:type="simple" xlink:show="embed" xlink:actuate="onLoad"><text:p/></draw:image></draw:frame>Gewöhnlich werden auf der x-Achse aber keine (Winkel-)Größen, sondern nur die entsprechenden Maßzahlen aufgetragen. Daher wird in der Regel bei den Winkel­<text:soft-page-break/>funktionen das <text:span text:style-name="T1">Bogenmaß</text:span> verwendet. (Hier gibt es keine Einheit und die Zahlen­werte auf der Rechtsachse sind „handlich“ klein.)</text:p>
      <text:p text:style-name="Standard">Wenn wir das Bogenmaß verwenden, schreiben wir künftig <draw:frame draw:style-name="fr1" draw:name="Objekt3" text:anchor-type="as-char" svg:width="1.161cm" svg:height="0.55cm" draw:z-index="4"><draw:object xlink:href="./Object 3" xlink:type="simple" xlink:show="embed" xlink:actuate="onLoad"/><draw:image xlink:href="./ObjectReplacements/Object 3" xlink:type="simple" xlink:show="embed" xlink:actuate="onLoad"/></draw:frame> <text:s/>(anstatt <draw:frame draw:style-name="fr1" draw:name="Objekt1" text:anchor-type="as-char" svg:width="1.189cm" svg:height="0.55cm" draw:z-index="5"><draw:object xlink:href="./Object 1" xlink:type="simple" xlink:show="embed" xlink:actuate="onLoad"/><draw:image xlink:href="./ObjectReplacements/Object 1" xlink:type="simple" xlink:show="embed" xlink:actuate="onLoad"/></draw:frame>). Analog natürlich auch <draw:frame draw:style-name="fr1" draw:name="Objekt4" text:anchor-type="as-char" svg:width="3.769cm" svg:height="0.55cm" draw:z-index="6"><draw:object xlink:href="./Object 4" xlink:type="simple" xlink:show="embed" xlink:actuate="onLoad"/><draw:image xlink:href="./ObjectReplacements/Object 4" xlink:type="simple" xlink:show="embed" xlink:actuate="onLoad"/></draw:frame> .</text:p>
      <text:h text:style-name="Heading_20_3" text:outline-level="3">Hinweise:</text:h>
      <text:list xml:id="list31611627" text:style-name="L1">
        <text:list-item>
          <text:p text:style-name="P5">Bedenke, dass <draw:frame draw:style-name="fr1" draw:name="Objekt10" text:anchor-type="as-char" svg:width="0.58cm" svg:height="0.944cm" draw:z-index="8"><draw:object xlink:href="./Object 10" xlink:type="simple" xlink:show="embed" xlink:actuate="onLoad"/><draw:image xlink:href="./ObjectReplacements/Object 10" xlink:type="simple" xlink:show="embed" xlink:actuate="onLoad"/></draw:frame> dem (wichtigen) 30°-Winkel entspricht. Vergleiche dies mit der „<draw:frame draw:style-name="fr2" draw:name="Objekt9" text:anchor-type="as-char" svg:y="-0.6cm" svg:width="2.806cm" svg:height="1.011cm" draw:z-index="9"><draw:object xlink:href="./Object 9" xlink:type="simple" xlink:show="embed" xlink:actuate="onLoad"/><draw:image xlink:href="./ObjectReplacements/Object 9" xlink:type="simple" xlink:show="embed" xlink:actuate="onLoad"/></draw:frame>“ ganz am Ende von Teil 2.</text:p>
        </text:list-item>
        <text:list-item>
          <text:p text:style-name="P5">Aus <draw:frame draw:style-name="fr2" draw:name="Objekt15" text:anchor-type="as-char" svg:y="-0.45cm" svg:width="1.256cm" svg:height="0.55cm" draw:z-index="14"><draw:object xlink:href="./Object 5" xlink:type="simple" xlink:show="embed" xlink:actuate="onLoad"/><draw:image xlink:href="./ObjectReplacements/Object 5" xlink:type="simple" xlink:show="embed" xlink:actuate="onLoad"/></draw:frame> folgt <draw:frame draw:style-name="fr2" draw:name="Objekt5" text:anchor-type="as-char" svg:y="-0.524cm" svg:width="1.686cm" svg:height="0.944cm" draw:z-index="15"><draw:object xlink:href="./Object 8" xlink:type="simple" xlink:show="embed" xlink:actuate="onLoad"/><draw:image xlink:href="./ObjectReplacements/Object 8" xlink:type="simple" xlink:show="embed" xlink:actuate="onLoad"/></draw:frame>. Daher wählen wir beim Koordinatensystem für die Achsenunterteilung der Rechtsachse Vielfache von <draw:frame draw:style-name="fr1" draw:name="Objekt8" text:anchor-type="as-char" svg:width="0.58cm" svg:height="0.944cm" draw:z-index="16"><draw:object xlink:href="./Object 15" xlink:type="simple" xlink:show="embed" xlink:actuate="onLoad"/><draw:image xlink:href="./ObjectReplacements/Object 15" xlink:type="simple" xlink:show="embed" xlink:actuate="onLoad"/></draw:frame>. </text:p>
        </text:list-item>
      </text:list>
      <text:h text:style-name="P11" text:outline-level="3">Aufgaben: </text:h>
      <text:list xml:id="list31618100" text:style-name="L2">
        <text:list-item>
          <text:p text:style-name="P6">Begründe die Sinuswerte (im obigen Schaubild) für 180°, 270°, 450° und 630° am Einheitskreis. </text:p>
        </text:list-item>
        <text:list-item>
          <text:p text:style-name="P7">Gib mit der Abschätzung <draw:frame draw:style-name="fr2" draw:name="Objekt16" text:anchor-type="as-char" svg:y="-0.45cm" svg:width="1.256cm" svg:height="0.55cm" draw:z-index="17"><draw:object xlink:href="./Object 16" xlink:type="simple" xlink:show="embed" xlink:actuate="onLoad"/><draw:image xlink:href="./ObjectReplacements/Object 16" xlink:type="simple" xlink:show="embed" xlink:actuate="onLoad"/></draw:frame> ungefähre Winkelmaße für die Bogenmaße 1; 2; 3; … 6 an. <text:line-break/>Vergleiche diese Winkel mit den exakten Werten des Taschenrechners. Wie groß ist bei dir der relative Fehler?</text:p>
        </text:list-item>
      </text:list>
      <text:p text:style-name="P4"><text:s/><draw:frame draw:style-name="fr1" draw:name="Objekt17" text:anchor-type="as-char" svg:width="8.779cm" svg:height="0.937cm" draw:z-index="18"><draw:object xlink:href="./Object 17" xlink:type="simple" xlink:show="embed" xlink:actuate="onLoad"/><draw:image xlink:href="./ObjectReplacements/Object 17" xlink:type="simple" xlink:show="embed" xlink:actuate="onLoad"/></draw:frame> </text:p>
      <text:list xml:id="list31654622" text:continue-numbering="true" text:style-name="L2">
        <text:list-item>
          <text:p text:style-name="P8">Zeichne die Schaubilder der Sinusfunktion <draw:frame draw:style-name="fr1" draw:name="Objekt18" text:anchor-type="as-char" svg:width="2.491cm" svg:height="0.568cm" draw:z-index="19"><draw:object xlink:href="./Object 18" xlink:type="simple" xlink:show="embed" xlink:actuate="onLoad"/><draw:image xlink:href="./ObjectReplacements/Object 18" xlink:type="simple" xlink:show="embed" xlink:actuate="onLoad"/></draw:frame> und der Kosinusfunktion <draw:frame draw:style-name="fr1" draw:name="Objekt19" text:anchor-type="as-char" svg:width="2.716cm" svg:height="0.568cm" draw:z-index="20"><draw:object xlink:href="./Object 19" xlink:type="simple" xlink:show="embed" xlink:actuate="onLoad"/><draw:image xlink:href="./ObjectReplacements/Object 19" xlink:type="simple" xlink:show="embed" xlink:actuate="onLoad"/></draw:frame> für <draw:frame draw:style-name="fr1" draw:name="Objekt20" text:anchor-type="as-char" svg:width="2.402cm" svg:height="0.609cm" draw:z-index="21"><draw:object xlink:href="./Object 20" xlink:type="simple" xlink:show="embed" xlink:actuate="onLoad"/><draw:image xlink:href="./ObjectReplacements/Object 20" xlink:type="simple" xlink:show="embed" xlink:actuate="onLoad"/></draw:frame> in ein gemeinsames Koordinatensystem. </text:p>
        </text:list-item>
        <text:list-item>
          <text:p text:style-name="P8">Gib mit Hilfe der Sinusfunktion einen Funktionsterm an, so dass das entsprechende Schaubild dem der Kosinusfunktion entspricht.</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hatch draw:name="Hatch_20_47" draw:display-name="Hatch 47"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shadow="none"/>
      <style:text-properties style:font-name="Arial1" fo:font-size="13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4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25%"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fo:margin-left="0.101cm" fo:margin-right="0cm" style:wrap="left"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a xlink:type="simple" xlink:href="http://www.mathematik-bw.de/">www.mathematik-bw.de</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2T12:24:31.53</meta:creation-date>
    <meta:editing-duration>PT10H00M14S</meta:editing-duration>
    <meta:editing-cycles>23</meta:editing-cycles>
    <meta:generator>OpenOffice.org/3.1$Win32 OpenOffice.org_project/310m11$Build-9399</meta:generator>
    <dc:date>2009-06-12T11:53:45.89</dc:date>
    <meta:print-date>2009-06-10T15:56:30.88</meta:print-date>
    <dc:creator>Andreas Brinken</dc:creator>
    <meta:printed-by>Andreas Brinken</meta:printed-by>
    <meta:document-statistic meta:table-count="0" meta:image-count="0" meta:object-count="20" meta:page-count="2" meta:paragraph-count="24" meta:word-count="313" meta:character-count="21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sin</math:mi>
      <math:mo math:stretchy="false">α</math:mo>
    </math:mrow>
    <math:annotation math:encoding="StarMath 5.0">sin %alpha</math:annotation>
  </math:semantics>
</math:math>
</file>

<file path=Object 10/content.xml><?xml version="1.0" encoding="utf-8"?>
<!DOCTYPE math  PUBLIC '-//OpenOffice.org//DTD Modified W3C MathML 1.01//EN'  'math.dtd'>
<math:math xmlns:math="http://www.w3.org/1998/Math/MathML">
  <math:semantics>
    <math:mstyle math:fontsize="10pt">
      <math:mrow>
        <math:mfrac>
          <math:mo math:stretchy="false">π</math:mo>
          <math:mn>6</math:mn>
        </math:mfrac>
      </math:mrow>
    </math:mstyle>
    <math:annotation math:encoding="StarMath 5.0">size-2{%pi over 6}
</math:annotation>
  </math:semantics>
</math:math>
</file>

<file path=Object 1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2/content.xml><?xml version="1.0" encoding="utf-8"?>
<!DOCTYPE math  PUBLIC '-//OpenOffice.org//DTD Modified W3C MathML 1.01//EN'  'math.dtd'>
<math:math xmlns:math="http://www.w3.org/1998/Math/MathML">
  <math:semantics>
    <math:mrow>
      <math:mn>2</math:mn>
      <math:mo math:stretchy="false">π</math:mo>
    </math:mrow>
    <math:annotation math:encoding="StarMath 5.0">2 %pi</math:annotation>
  </math:semantics>
</math:math>
</file>

<file path=Object 13/content.xml><?xml version="1.0" encoding="utf-8"?>
<!DOCTYPE math  PUBLIC '-//OpenOffice.org//DTD Modified W3C MathML 1.01//EN'  'math.dtd'>
<math:math xmlns:math="http://www.w3.org/1998/Math/MathML">
  <math:semantics>
    <math:mrow>
      <math:mfrac>
        <math:mo math:stretchy="false">α</math:mo>
        <math:mrow>
          <math:mn>360</math:mn>
          <math:mi>°</math:mi>
        </math:mrow>
      </math:mfrac>
      <math:mo math:stretchy="false">=</math:mo>
      <math:mfrac>
        <math:mi>b</math:mi>
        <math:mrow>
          <math:mn>2</math:mn>
          <math:mo math:stretchy="false">π</math:mo>
        </math:mrow>
      </math:mfrac>
    </math:mrow>
    <math:annotation math:encoding="StarMath 5.0">%alpha over {360°}=b over {2 %pi
}</math:annotation>
  </math:semantics>
</math:math>
</file>

<file path=Object 14/content.xml><?xml version="1.0" encoding="utf-8"?>
<!DOCTYPE math  PUBLIC '-//OpenOffice.org//DTD Modified W3C MathML 1.01//EN'  'math.dtd'>
<math:math xmlns:math="http://www.w3.org/1998/Math/MathML">
  <math:semantics>
    <math:mrow>
      <math:mrow>
        <math:mo math:stretchy="false">α</math:mo>
        <math:mo math:stretchy="false">=</math:mo>
        <math:mn>360</math:mn>
      </math:mrow>
      <math:mrow>
        <math:mi>°</math:mi>
        <math:mo math:stretchy="false">⋅</math:mo>
        <math:mfrac>
          <math:mi>b</math:mi>
          <math:mrow>
            <math:mn>2</math:mn>
            <math:mo math:stretchy="false">π</math:mo>
          </math:mrow>
        </math:mfrac>
      </math:mrow>
      <math:mtext>    </math:mtext>
      <math:mfenced math:open="" math:close="">
        <math:mrow>
          <math:mtext>bzw. </math:mtext>
          <math:mrow>
            <math:mi>b</math:mi>
            <math:mo math:stretchy="false">=</math:mo>
            <math:mn>2</math:mn>
          </math:mrow>
          <math:mrow>
            <math:mo math:stretchy="false">π</math:mo>
            <math:mo math:stretchy="false">⋅</math:mo>
            <math:mfrac>
              <math:mo math:stretchy="false">α</math:mo>
              <math:mrow>
                <math:mn>360</math:mn>
                <math:mi>°</math:mi>
              </math:mrow>
            </math:mfrac>
          </math:mrow>
        </math:mrow>
      </math:mfenced>
    </math:mrow>
    <math:annotation math:encoding="StarMath 5.0">%alpha=360° cdot  {b over {2 %pi}} "    "left( "bzw. " b= 2 %pi cdot {%alpha over {360°} }right)
</math:annotation>
  </math:semantics>
</math:math>
</file>

<file path=Object 15/content.xml><?xml version="1.0" encoding="utf-8"?>
<!DOCTYPE math  PUBLIC '-//OpenOffice.org//DTD Modified W3C MathML 1.01//EN'  'math.dtd'>
<math:math xmlns:math="http://www.w3.org/1998/Math/MathML">
  <math:semantics>
    <math:mstyle math:fontsize="10pt">
      <math:mrow>
        <math:mfrac>
          <math:mo math:stretchy="false">π</math:mo>
          <math:mn>6</math:mn>
        </math:mfrac>
      </math:mrow>
    </math:mstyle>
    <math:annotation math:encoding="StarMath 5.0">size-2{%pi over 6}
</math:annotation>
  </math:semantics>
</math:math>
</file>

<file path=Object 16/content.xml><?xml version="1.0" encoding="utf-8"?>
<!DOCTYPE math  PUBLIC '-//OpenOffice.org//DTD Modified W3C MathML 1.01//EN'  'math.dtd'>
<math:math xmlns:math="http://www.w3.org/1998/Math/MathML">
  <math:semantics>
    <math:mrow>
      <math:mo math:stretchy="false">π</math:mo>
      <math:mo math:stretchy="false">≈</math:mo>
      <math:mn>3</math:mn>
    </math:mrow>
    <math:annotation math:encoding="StarMath 5.0">%pi approx 3</math:annotation>
  </math:semantics>
</math:math>
</file>

<file path=Object 17/content.xml><?xml version="1.0" encoding="utf-8"?>
<!DOCTYPE math  PUBLIC '-//OpenOffice.org//DTD Modified W3C MathML 1.01//EN'  'math.dtd'>
<math:math xmlns:math="http://www.w3.org/1998/Math/MathML">
  <math:semantics>
    <math:mfenced math:open="" math:close="">
      <math:mrow>
        <math:mrow>
          <math:mtext>Relativer Fehler </math:mtext>
          <math:mo math:stretchy="false">=</math:mo>
          <math:mfrac>
            <math:mfenced math:open="∣" math:close="∣">
              <math:mrow>
                <math:mo math:stretchy="false">(</math:mo>
                <math:mtext>exakter Wert - geschätzter Wert</math:mtext>
                <math:mo math:stretchy="false">)</math:mo>
              </math:mrow>
            </math:mfenced>
            <math:mtext>exakter Wert</math:mtext>
          </math:mfrac>
        </math:mrow>
      </math:mrow>
    </math:mfenced>
    <math:annotation math:encoding="StarMath 5.0">left( alignc{"Relativer Fehler "={abs("exakter Wert - geschätzter Wert") over "exakter Wert"}} right)
</math:annotation>
  </math:semantics>
</math:math>
</file>

<file path=Object 18/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i>sin</math:mi>
      </math:mrow>
      <math:mi>x</math:mi>
    </math:mrow>
    <math:annotation math:encoding="StarMath 5.0">f(x)=sin x</math:annotation>
  </math:semantics>
</math:math>
</file>

<file path=Object 19/content.xml><?xml version="1.0" encoding="utf-8"?>
<!DOCTYPE math  PUBLIC '-//OpenOffice.org//DTD Modified W3C MathML 1.01//EN'  'math.dtd'>
<math:math xmlns:math="http://www.w3.org/1998/Math/MathML">
  <math:semantics>
    <math:mrow>
      <math:mi>g</math:mi>
      <math:mrow>
        <math:mrow>
          <math:mo math:stretchy="false">(</math:mo>
          <math:mi>x</math:mi>
          <math:mo math:stretchy="false">)</math:mo>
        </math:mrow>
        <math:mo math:stretchy="false">=</math:mo>
        <math:mi>cos</math:mi>
      </math:mrow>
      <math:mi>x</math:mi>
    </math:mrow>
    <math:annotation math:encoding="StarMath 5.0">g(x)=cos x</math:annotation>
  </math:semantics>
</math:math>
</file>

<file path=Object 2/content.xml><?xml version="1.0" encoding="utf-8"?>
<!DOCTYPE math  PUBLIC '-//OpenOffice.org//DTD Modified W3C MathML 1.01//EN'  'math.dtd'>
<math:math xmlns:math="http://www.w3.org/1998/Math/MathML">
  <math:semantics>
    <math:mrow>
      <math:mrow>
        <math:mi>u</math:mi>
        <math:mo math:stretchy="false">=</math:mo>
        <math:mn>2</math:mn>
      </math:mrow>
      <math:mrow>
        <math:mo math:stretchy="false">π</math:mo>
        <math:mo math:stretchy="false">⋅</math:mo>
        <math:mi>r</math:mi>
      </math:mrow>
    </math:mrow>
    <math:annotation math:encoding="StarMath 5.0">u=2  %pi cdot r</math:annotation>
  </math:semantics>
</math:math>
</file>

<file path=Object 20/content.xml><?xml version="1.0" encoding="utf-8"?>
<!DOCTYPE math  PUBLIC '-//OpenOffice.org//DTD Modified W3C MathML 1.01//EN'  'math.dtd'>
<math:math xmlns:math="http://www.w3.org/1998/Math/MathML">
  <math:semantics>
    <math:mrow>
      <math:mi>x</math:mi>
      <math:mo math:stretchy="false">∈</math:mo>
      <math:mfenced math:open="[" math:close="]">
        <math:mrow>
          <math:mn>0</math:mn>
          <math:mi>;</math:mi>
          <math:mn>4</math:mn>
          <math:mo math:stretchy="false">π</math:mo>
        </math:mrow>
      </math:mfenced>
    </math:mrow>
    <math:annotation math:encoding="StarMath 5.0">x in left[0; 4 %pi right]</math:annotation>
  </math:semantics>
</math:math>
</file>

<file path=Object 3/content.xml><?xml version="1.0" encoding="utf-8"?>
<!DOCTYPE math  PUBLIC '-//OpenOffice.org//DTD Modified W3C MathML 1.01//EN'  'math.dtd'>
<math:math xmlns:math="http://www.w3.org/1998/Math/MathML">
  <math:semantics>
    <math:mrow>
      <math:mi>sin</math:mi>
      <math:mi>x</math:mi>
    </math:mrow>
    <math:annotation math:encoding="StarMath 5.0">sin x
</math:annotation>
  </math:semantics>
</math:math>
</file>

<file path=Object 4/content.xml><?xml version="1.0" encoding="utf-8"?>
<!DOCTYPE math  PUBLIC '-//OpenOffice.org//DTD Modified W3C MathML 1.01//EN'  'math.dtd'>
<math:math xmlns:math="http://www.w3.org/1998/Math/MathML">
  <math:semantics>
    <math:mrow>
      <math:mi>cos</math:mi>
      <math:mi>x</math:mi>
      <math:mtext> bzw. </math:mtext>
      <math:mi>tan</math:mi>
      <math:mi>x</math:mi>
    </math:mrow>
    <math:annotation math:encoding="StarMath 5.0">cos x " bzw. " tan x</math:annotation>
  </math:semantics>
</math:math>
</file>

<file path=Object 5/content.xml><?xml version="1.0" encoding="utf-8"?>
<!DOCTYPE math  PUBLIC '-//OpenOffice.org//DTD Modified W3C MathML 1.01//EN'  'math.dtd'>
<math:math xmlns:math="http://www.w3.org/1998/Math/MathML">
  <math:semantics>
    <math:mrow>
      <math:mo math:stretchy="false">π</math:mo>
      <math:mo math:stretchy="false">≈</math:mo>
      <math:mn>3</math:mn>
    </math:mrow>
    <math:annotation math:encoding="StarMath 5.0">%pi approx 3</math:annotation>
  </math:semantics>
</math:math>
</file>

<file path=Object 6/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7/content.xml><?xml version="1.0" encoding="utf-8"?>
<!DOCTYPE math  PUBLIC '-//OpenOffice.org//DTD Modified W3C MathML 1.01//EN'  'math.dtd'>
<math:math xmlns:math="http://www.w3.org/1998/Math/MathML">
  <math:semantics>
    <math:mrow>
      <math:mn>2</math:mn>
      <math:mo math:stretchy="false">π</math:mo>
      <math:mrow>
        <math:mo math:stretchy="false">(</math:mo>
        <math:mtext>Längeneinheiten</math:mtext>
        <math:mo math:stretchy="false">)</math:mo>
      </math:mrow>
    </math:mrow>
    <math:annotation math:encoding="StarMath 5.0">2 %pi ("Längeneinheiten")</math:annotation>
  </math:semantics>
</math:math>
</file>

<file path=Object 8/content.xml><?xml version="1.0" encoding="utf-8"?>
<!DOCTYPE math  PUBLIC '-//OpenOffice.org//DTD Modified W3C MathML 1.01//EN'  'math.dtd'>
<math:math xmlns:math="http://www.w3.org/1998/Math/MathML">
  <math:semantics>
    <math:mrow>
      <math:mstyle math:fontsize="10pt">
        <math:mrow>
          <math:mfrac>
            <math:mo math:stretchy="false">π</math:mo>
            <math:mn>6</math:mn>
          </math:mfrac>
        </math:mrow>
      </math:mstyle>
      <math:mo math:stretchy="false">≈</math:mo>
      <math:mn>0,5</math:mn>
    </math:mrow>
    <math:annotation math:encoding="StarMath 5.0">size-2{%pi over 6} approx 0,5</math:annotation>
  </math:semantics>
</math:math>
</file>

<file path=Object 9/content.xml><?xml version="1.0" encoding="utf-8"?>
<!DOCTYPE math  PUBLIC '-//OpenOffice.org//DTD Modified W3C MathML 1.01//EN'  'math.dtd'>
<math:math xmlns:math="http://www.w3.org/1998/Math/MathML">
  <math:semantics>
    <math:mstyle math:fontstyle="italic">
      <math:mrow>
        <math:mrow>
          <math:mrow>
            <math:mstyle math:fontsize="12.1pt">
              <math:mrow>
                <math:mfrac>
                  <math:mn>1</math:mn>
                  <math:mn>3</math:mn>
                </math:mfrac>
              </math:mrow>
            </math:mstyle>
            <math:mo math:stretchy="false">/</math:mo>
            <math:mstyle math:fontsize="12.1pt">
              <math:mrow>
                <math:mfrac>
                  <math:mn>1</math:mn>
                  <math:mn>2</math:mn>
                </math:mfrac>
              </math:mrow>
            </math:mstyle>
          </math:mrow>
          <math:mo math:stretchy="false">−</math:mo>
          <math:mtext>Regel</math:mtext>
        </math:mrow>
      </math:mrow>
    </math:mstyle>
    <math:annotation math:encoding="StarMath 5.0">italic {size-2{1 over 3}/ size-2{1 over 2}-"Regel" }</math:annotation>
  </math:semantics>
</math:math>
</file>